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08cm" svg:height="1.524cm" svg:x="5.953cm" svg:y="3.413cm">
          <text:p text:style-name="P1">Recebeu um RR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053cm" svg:height="1.905cm" svg:x="5.98cm" svg:y="8.893cm">
          <text:p text:style-name="P2"><text:span text:style-name="T1">Chegou </text:span><text:span text:style-name="T1">ao </text:span><text:span text:style-name="T1">desti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5.08cm" svg:height="1.524cm" svg:x="5.953cm" svg:y="15.605cm">
          <text:p text:style-name="P1">Cria RREP e envia para o M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23cm" svg:height="0.725cm" svg:x="10.879cm" svg:y="8.984cm">
          <draw:text-box>
            <text:p><text:span text:style-name="T2">Sim</text:span></text:p>
          </draw:text-box>
        </draw:frame>
        <draw:custom-shape draw:style-name="gr1" draw:text-style-name="P1" xml:id="id2" draw:id="id2" draw:layer="layout" svg:width="5.08cm" svg:height="2.667cm" svg:x="13.573cm" svg:y="8.504cm">
          <text:p text:style-name="P1">Obtém um ApplPkt do PktMap e envia para o M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08cm" svg:height="1.524cm" svg:x="5.953cm" svg:y="6.253cm">
          <text:p text:style-name="P1"><text:span text:style-name="T2">Insere caminho para destAddr no RouteMap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s" svg:x1="11.033cm" svg:y1="9.846cm" svg:x2="13.573cm" svg:y2="9.837cm" draw:start-shape="id1" draw:start-glue-point="7" draw:end-shape="id2" draw:end-glue-point="3" svg:d="m11033 9846h501l1538-9h501">
          <text:p/>
        </draw:connector>
        <draw:custom-shape draw:style-name="gr1" draw:text-style-name="P1" xml:id="id3" draw:id="id3" draw:layer="layout" svg:width="5.08cm" svg:height="1.524cm" svg:x="5.953cm" svg:y="12.303cm">
          <text:p text:style-name="P1"><text:span text:style-name="T2">Obtém do RouteMap o caminho para o srcAdd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s" svg:x1="8.507cm" svg:y1="10.798cm" svg:x2="8.493cm" svg:y2="12.303cm" draw:start-shape="id1" draw:start-glue-point="6" draw:end-shape="id3" draw:end-glue-point="0" svg:d="m8507 10798v501l-14 503v501">
          <text:p/>
        </draw:connector>
        <draw:connector draw:style-name="gr4" draw:text-style-name="P4" draw:layer="layout" draw:type="lines" svg:x1="8.493cm" svg:y1="13.827cm" svg:x2="8.493cm" svg:y2="15.605cm" draw:start-shape="id3" draw:start-glue-point="2" draw:end-shape="id4" draw:end-glue-point="0" svg:d="m8493 13827v501 776 501">
          <text:p/>
        </draw:connector>
        <draw:connector draw:style-name="gr4" draw:text-style-name="P4" draw:layer="layout" draw:type="lines" svg:x1="8.493cm" svg:y1="7.777cm" svg:x2="8.507cm" svg:y2="8.893cm" draw:start-shape="id5" draw:start-glue-point="2" draw:end-shape="id1" draw:end-glue-point="4" svg:d="m8493 7777v501l14 113v502">
          <text:p/>
        </draw:connector>
        <draw:connector draw:style-name="gr4" draw:text-style-name="P4" draw:layer="layout" draw:type="lines" svg:x1="8.493cm" svg:y1="4.937cm" svg:x2="8.493cm" svg:y2="6.253cm" draw:start-shape="id6" draw:start-glue-point="2" draw:end-shape="id5" draw:end-glue-point="0" svg:d="m8493 4937v502 313 501">
          <text:p/>
        </draw:connector>
        <draw:frame draw:style-name="gr3" draw:text-style-name="P3" draw:layer="layout" svg:width="1.281cm" svg:height="0.725cm" svg:x="8.587cm" svg:y="10.806cm">
          <draw:text-box>
            <text:p><text:span text:style-name="T2">N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9:37:39</meta:creation-date>
    <dc:date>2012-10-29T11:11:34</dc:date>
    <dc:creator>mnobrega </dc:creator>
    <meta:editing-duration>PT1H3M43S</meta:editing-duration>
    <meta:editing-cycles>5</meta:editing-cycles>
    <meta:generator>LibreOffice/3.5$Linux_X86_64 LibreOffice_project/350m1$Build-2</meta:generator>
    <meta:document-statistic meta:object-count="13"/>
  </office:meta>
</office:document-meta>
</file>